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ueGen.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5.35mm"/>
    </style:style>
    <style:style style:name="co8" style:family="table-column">
      <style:table-column-properties fo:break-before="auto" style:column-width="33.78mm"/>
    </style:style>
    <style:style style:name="co9" style:family="table-column">
      <style:table-column-properties fo:break-before="auto" style:column-width="93.45mm"/>
    </style:style>
    <style:style style:name="co10" style:family="table-column">
      <style:table-column-properties fo:break-before="auto" style:column-width="17.2mm"/>
    </style:style>
    <style:style style:name="co11" style:family="table-column">
      <style:table-column-properties fo:break-before="auto" style:column-width="21.34mm"/>
    </style:style>
    <style:style style:name="co6" style:family="table-column">
      <style:table-column-properties fo:break-before="auto" style:column-width="14.73mm"/>
    </style:style>
    <style:style style:name="co12" style:family="table-column">
      <style:table-column-properties fo:break-before="auto" style:column-width="223.93mm"/>
    </style:style>
    <style:style style:name="co13" style:family="table-column">
      <style:table-column-properties fo:break-before="auto" style:column-width="22.58mm"/>
    </style:style>
    <style:style style:name="co14" style:family="table-column">
      <style:table-column-properties fo:break-before="auto" style:column-width="7mm"/>
    </style:style>
    <style:style style:name="co15" style:family="table-column">
      <style:table-column-properties fo:break-before="auto" style:column-width="88.19mm"/>
    </style:style>
    <style:style style:name="co16" style:family="table-column">
      <style:table-column-properties fo:break-before="auto" style:column-width="10.02mm"/>
    </style:style>
    <style:style style:name="ro4" style:family="table-row">
      <style:table-row-properties style:row-height="4.52mm" fo:break-before="auto" style:use-optimal-row-height="true"/>
    </style:style>
    <style:style style:name="ro2" style:family="table-row">
      <style:table-row-properties style:row-height="9.45mm" fo:break-before="auto" style:use-optimal-row-height="true"/>
    </style:style>
    <style:style style:name="ro3" style:family="table-row">
      <style:table-row-properties style:row-height="7.44mm" fo:break-before="auto" style:use-optimal-row-height="false"/>
    </style:style>
    <style:style style:name="ro5"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data-style-name="N100">
      <style:text-properties style:text-position=""/>
    </style:style>
    <style:style style:name="ce2" style:family="table-cell" style:parent-style-name="Default">
      <style:table-cell-properties style:text-align-source="fix" style:repeat-content="false" fo:background-color="transparent" style:vertical-align="middle"/>
      <style:paragraph-properties fo:text-align="center" fo:margin-left="0mm"/>
      <style:text-properties fo:font-size="22pt" fo:font-weight="bold" style:font-size-asian="22pt" style:font-weight-asian="bold" style:font-size-complex="22pt" style:font-weight-complex="bold"/>
    </style:style>
    <style:style style:name="ce3" style:family="table-cell" style:parent-style-name="Default">
      <style:table-cell-properties style:text-align-source="fix" style:repeat-content="false" fo:background-color="transparent"/>
      <style:paragraph-properties fo:text-align="center" fo:margin-left="0mm"/>
    </style:style>
    <style:style style:name="ce4" style:family="table-cell" style:parent-style-name="Default">
      <style:table-cell-properties fo:background-color="transparent"/>
    </style:style>
    <style:style style:name="ce5" style:family="table-cell" style:parent-style-name="Default">
      <style:table-cell-properties fo:background-color="#99ccff"/>
    </style:style>
    <style:style style:name="ce6" style:family="table-cell" style:parent-style-name="Default">
      <style:table-cell-properties style:text-align-source="fix" style:repeat-content="false"/>
      <style:paragraph-properties fo:text-align="start" fo:margin-left="0mm"/>
    </style:style>
    <style:style style:name="ce7" style:family="table-cell" style:parent-style-name="Default">
      <style:table-cell-properties style:vertical-align="middle"/>
    </style:style>
    <style:style style:name="ce8" style:family="table-cell" style:parent-style-name="Default">
      <style:table-cell-properties fo:background-color="#e6e6e6"/>
    </style:style>
    <style:style style:name="ce10" style:family="table-cell" style:parent-style-name="Default">
      <style:table-cell-properties style:text-align-source="fix" style:repeat-content="false" fo:background-color="transparent"/>
      <style:paragraph-properties fo:text-align="start" fo:margin-left="0mm"/>
    </style:style>
    <style:style style:name="ce11" style:family="table-cell" style:parent-style-name="Default" style:data-style-name="N100"/>
    <style:style style:name="P1" style:family="paragraph">
      <style:paragraph-properties fo:text-align="center"/>
    </style:style>
  </office:automatic-styles>
  <office:body>
    <office:spreadsheet>
      <table:table table:name="Main" table:style-name="ta1">
        <office:forms form:automatic-focus="false" form:apply-design-mode="tru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arseTrackList" form:control-implementation="ooo:com.sun.star.form.component.CommandButton" xml:id="control1" form:id="control1" form:label="Parse TrackLis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ueGen.Main?language=Basic&amp;location=document" xlink:type="simple"/>
              </office:event-listeners>
            </form:button>
            <form:button form:name="Generate Cue file" form:control-implementation="ooo:com.sun.star.form.component.CommandButton" xml:id="control2" form:id="control2" form:label="Generate Cue Fi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ueGen.Export?language=Basic&amp;location=document" xlink:type="simple"/>
              </office:event-listeners>
            </form:button>
            <form:button form:name="Choose File" form:control-implementation="ooo:com.sun.star.form.component.CommandButton" xml:id="control3" form:id="control3" form:label="Choose Fil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ueGen.Import?language=Basic&amp;location=document" xlink:type="simple"/>
              </office:event-listeners>
            </form:button>
          </form:form>
        </office:forms>
        <table:shapes>
          <draw:control draw:z-index="0" draw:name="Parse Tracklist" draw:text-style-name="P1" svg:width="40mm" svg:height="5mm" svg:x="3mm" svg:y="70.35mm" draw:control="control1"/>
          <draw:control draw:z-index="1" draw:text-style-name="P1" svg:width="40mm" svg:height="5mm" svg:x="3mm" svg:y="79.24mm" draw:control="control2"/>
          <draw:control draw:z-index="2" draw:text-style-name="P1" svg:width="40mm" svg:height="5mm" svg:x="3mm" svg:y="21mm" draw:control="control3"/>
        </table:shapes>
        <table:table-column table:style-name="co6" table:default-cell-style-name="ce5"/>
        <table:table-column table:style-name="co12" table:default-cell-style-name="Default"/>
        <table:table-row table:style-name="ro2">
          <table:table-cell table:style-name="ce2" office:value-type="string" calcext:value-type="string" table:number-columns-spanned="2" table:number-rows-spanned="1">
            <text:p>CueGen</text:p>
          </table:table-cell>
          <table:covered-table-cell table:style-name="ce7"/>
        </table:table-row>
        <table:table-row table:style-name="ro3">
          <table:table-cell table:style-name="ce3" office:value-type="string" calcext:value-type="string" table:number-columns-spanned="2" table:number-rows-spanned="1">
            <text:p>a Cue file Generator using VB Macro</text:p>
          </table:table-cell>
          <table:covered-table-cell/>
        </table:table-row>
        <table:table-row table:style-name="ro5">
          <table:table-cell table:style-name="ce3"/>
          <table:table-cell/>
        </table:table-row>
        <table:table-row table:style-name="ro5">
          <table:table-cell table:style-name="ce4"/>
          <table:table-cell/>
        </table:table-row>
        <table:table-row table:style-name="ro4">
          <table:table-cell table:style-name="ce4"/>
          <table:table-cell/>
        </table:table-row>
        <table:table-row table:style-name="ro4">
          <table:table-cell office:value-type="string" calcext:value-type="string">
            <text:p>Path</text:p>
          </table:table-cell>
          <table:table-cell table:style-name="ce8" office:value-type="string" calcext:value-type="string">
            <text:p>file:///D:/INCOMING/Audio/Tatana%20(DJ)/VA-Pacha_Swiss_Summer_Session_2009_(Mixed_By_DJ_Tatana_and_Scaloni)-(TBASIR9772-2)-2CD-2009-211/</text:p>
          </table:table-cell>
        </table:table-row>
        <table:table-row table:style-name="ro4">
          <table:table-cell office:value-type="string" calcext:value-type="string">
            <text:p>File</text:p>
          </table:table-cell>
          <table:table-cell table:style-name="ce8" office:value-type="string" calcext:value-type="string">
            <text:p>101-va-pacha_swiss_summer_session_2009_(mixed_by_dj_tatana_and_scaloni)</text:p>
          </table:table-cell>
        </table:table-row>
        <table:table-row table:style-name="ro4">
          <table:table-cell office:value-type="string" calcext:value-type="string">
            <text:p>Ext</text:p>
          </table:table-cell>
          <table:table-cell table:style-name="ce8" office:value-type="string" calcext:value-type="string">
            <text:p>mp3</text:p>
          </table:table-cell>
        </table:table-row>
        <table:table-row table:style-name="ro4">
          <table:table-cell table:style-name="ce4"/>
          <table:table-cell/>
        </table:table-row>
        <table:table-row table:style-name="ro4">
          <table:table-cell office:value-type="string" calcext:value-type="string">
            <text:p>Title</text:p>
          </table:table-cell>
          <table:table-cell table:style-name="ce10" office:value-type="string" calcext:value-type="string">
            <text:p>Pacha Swiss Summer Session 2009 (Mixed by DJ Tatana &amp; Scaloni)</text:p>
          </table:table-cell>
        </table:table-row>
        <table:table-row table:style-name="ro4">
          <table:table-cell office:value-type="string" calcext:value-type="string">
            <text:p>Artist</text:p>
          </table:table-cell>
          <table:table-cell table:style-name="ce10" office:value-type="string" calcext:value-type="string">
            <text:p>VA (Mixed by DJ Tatana)</text:p>
          </table:table-cell>
        </table:table-row>
        <table:table-row table:style-name="ro4">
          <table:table-cell office:value-type="string" calcext:value-type="string">
            <text:p>Year</text:p>
          </table:table-cell>
          <table:table-cell table:style-name="ce10" office:value-type="float" office:value="2009" calcext:value-type="float">
            <text:p>2009</text:p>
          </table:table-cell>
        </table:table-row>
        <table:table-row table:style-name="ro4">
          <table:table-cell office:value-type="string" calcext:value-type="string">
            <text:p>Genre</text:p>
          </table:table-cell>
          <table:table-cell table:style-name="ce10" office:value-type="string" calcext:value-type="string">
            <text:p>Electronic, Trance</text:p>
          </table:table-cell>
        </table:table-row>
        <table:table-row table:style-name="ro4" table:number-rows-repeated="5">
          <table:table-cell table:style-name="Default"/>
          <table:table-cell/>
        </table:table-row>
        <table:table-row table:style-name="ro4">
          <table:table-cell office:value-type="string" calcext:value-type="string" table:number-columns-spanned="2" table:number-rows-spanned="1">
            <text:p>Howto</text:p>
          </table:table-cell>
          <table:covered-table-cell table:style-name="ce5"/>
        </table:table-row>
        <table:table-row table:style-name="ro4">
          <table:table-cell table:style-name="ce6" office:value-type="float" office:value="1" calcext:value-type="float">
            <text:p>1</text:p>
          </table:table-cell>
          <table:table-cell office:value-type="string" calcext:value-type="string">
            <text:p>Choose file to create cue from (*.mp3, *.cue, …)</text:p>
          </table:table-cell>
        </table:table-row>
        <table:table-row table:style-name="ro4">
          <table:table-cell table:style-name="ce6" office:value-type="float" office:value="2" calcext:value-type="float">
            <text:p>2</text:p>
          </table:table-cell>
          <table:table-cell office:value-type="string" calcext:value-type="string">
            <text:p>Complete main info (Title, Artist, Year, Genre)</text:p>
          </table:table-cell>
        </table:table-row>
        <table:table-row table:style-name="ro4">
          <table:table-cell table:style-name="ce6" office:value-type="float" office:value="3" calcext:value-type="float">
            <text:p>3</text:p>
          </table:table-cell>
          <table:table-cell office:value-type="string" calcext:value-type="string">
            <text:p>Copy tracklisting to “TrackList” tab (track number, artist – title, track duration)</text:p>
          </table:table-cell>
        </table:table-row>
        <table:table-row table:style-name="ro4">
          <table:table-cell table:style-name="ce6" office:value-type="float" office:value="4" calcext:value-type="float">
            <text:p>4</text:p>
          </table:table-cell>
          <table:table-cell office:value-type="string" calcext:value-type="string">
            <text:p>Press ”Parse TrackList” button</text:p>
          </table:table-cell>
        </table:table-row>
        <table:table-row table:style-name="ro4">
          <table:table-cell table:style-name="ce6" office:value-type="float" office:value="5" calcext:value-type="float">
            <text:p>5</text:p>
          </table:table-cell>
          <table:table-cell office:value-type="string" calcext:value-type="string">
            <text:p>Check and correct (if necessary) infos in “Cue” tab</text:p>
          </table:table-cell>
        </table:table-row>
        <table:table-row table:style-name="ro4">
          <table:table-cell table:style-name="ce6" office:value-type="float" office:value="6" calcext:value-type="float">
            <text:p>6</text:p>
          </table:table-cell>
          <table:table-cell office:value-type="string" calcext:value-type="string">
            <text:p>Press “Generate Cue file” to save into the same directory as the audio file</text:p>
          </table:table-cell>
        </table:table-row>
      </table:table>
      <table:table table:name="Tracklist" table:style-name="ta1">
        <office:forms form:automatic-focus="false" form:apply-design-mode="true"/>
        <table:table-column table:style-name="co14" table:default-cell-style-name="Default"/>
        <table:table-column table:style-name="co15" table:default-cell-style-name="Default"/>
        <table:table-column table:style-name="co16" table:default-cell-style-name="ce11"/>
        <table:table-row table:style-name="ro4">
          <table:table-cell office:value-type="float" office:value="1" calcext:value-type="float">
            <text:p>1</text:p>
          </table:table-cell>
          <table:table-cell office:value-type="string" calcext:value-type="string">
            <text:p>passenger 10 - mikado (dj tatana dub)</text:p>
          </table:table-cell>
          <table:table-cell office:value-type="string" calcext:value-type="string">
            <text:p>5:28</text:p>
          </table:table-cell>
        </table:table-row>
        <table:table-row table:style-name="ro4">
          <table:table-cell office:value-type="float" office:value="2" calcext:value-type="float">
            <text:p>2</text:p>
          </table:table-cell>
          <table:table-cell office:value-type="string" calcext:value-type="string">
            <text:p>wolfgang gartner - wolfgang's 5th symphony</text:p>
          </table:table-cell>
          <table:table-cell office:value-type="string" calcext:value-type="string">
            <text:p>4:54</text:p>
          </table:table-cell>
        </table:table-row>
        <table:table-row table:style-name="ro4">
          <table:table-cell office:value-type="float" office:value="3" calcext:value-type="float">
            <text:p>3</text:p>
          </table:table-cell>
          <table:table-cell office:value-type="string" calcext:value-type="string">
            <text:p>electrixx - tetris</text:p>
          </table:table-cell>
          <table:table-cell office:value-type="string" calcext:value-type="string">
            <text:p>4:45</text:p>
          </table:table-cell>
        </table:table-row>
        <table:table-row table:style-name="ro4">
          <table:table-cell office:value-type="float" office:value="4" calcext:value-type="float">
            <text:p>4</text:p>
          </table:table-cell>
          <table:table-cell office:value-type="string" calcext:value-type="string">
            <text:p>richard grey - thriller (kevin sunray dub)</text:p>
          </table:table-cell>
          <table:table-cell office:value-type="string" calcext:value-type="string">
            <text:p>4:26</text:p>
          </table:table-cell>
        </table:table-row>
        <table:table-row table:style-name="ro4">
          <table:table-cell office:value-type="float" office:value="5" calcext:value-type="float">
            <text:p>5</text:p>
          </table:table-cell>
          <table:table-cell office:value-type="string" calcext:value-type="string">
            <text:p>sebastian ingrosso - laktos</text:p>
          </table:table-cell>
          <table:table-cell office:value-type="string" calcext:value-type="string">
            <text:p>6:45</text:p>
          </table:table-cell>
        </table:table-row>
        <table:table-row table:style-name="ro4">
          <table:table-cell office:value-type="float" office:value="6" calcext:value-type="float">
            <text:p>6</text:p>
          </table:table-cell>
          <table:table-cell office:value-type="string" calcext:value-type="string">
            <text:p>edx - rubin (dbn remix)</text:p>
          </table:table-cell>
          <table:table-cell office:value-type="string" calcext:value-type="string">
            <text:p>4:19</text:p>
          </table:table-cell>
        </table:table-row>
        <table:table-row table:style-name="ro4">
          <table:table-cell office:value-type="float" office:value="7" calcext:value-type="float">
            <text:p>7</text:p>
          </table:table-cell>
          <table:table-cell office:value-type="string" calcext:value-type="string">
            <text:p>steve angello - isabel</text:p>
          </table:table-cell>
          <table:table-cell office:value-type="string" calcext:value-type="string">
            <text:p>4:30</text:p>
          </table:table-cell>
        </table:table-row>
        <table:table-row table:style-name="ro4">
          <table:table-cell office:value-type="float" office:value="8" calcext:value-type="float">
            <text:p>8</text:p>
          </table:table-cell>
          <table:table-cell office:value-type="string" calcext:value-type="string">
            <text:p>gai barone - litith (jerome isma-ae remix)</text:p>
          </table:table-cell>
          <table:table-cell office:value-type="string" calcext:value-type="string">
            <text:p>5:07</text:p>
          </table:table-cell>
        </table:table-row>
        <table:table-row table:style-name="ro4">
          <table:table-cell office:value-type="float" office:value="9" calcext:value-type="float">
            <text:p>9</text:p>
          </table:table-cell>
          <table:table-cell office:value-type="string" calcext:value-type="string">
            <text:p>dinka - cannonball (jean elan remix)</text:p>
          </table:table-cell>
          <table:table-cell office:value-type="string" calcext:value-type="string">
            <text:p>6:27</text:p>
          </table:table-cell>
        </table:table-row>
        <table:table-row table:style-name="ro4">
          <table:table-cell office:value-type="float" office:value="10" calcext:value-type="float">
            <text:p>10</text:p>
          </table:table-cell>
          <table:table-cell office:value-type="string" calcext:value-type="string">
            <text:p>the good guys - circle</text:p>
          </table:table-cell>
          <table:table-cell office:value-type="string" calcext:value-type="string">
            <text:p>7:39</text:p>
          </table:table-cell>
        </table:table-row>
        <table:table-row table:style-name="ro4">
          <table:table-cell office:value-type="float" office:value="11" calcext:value-type="float">
            <text:p>11</text:p>
          </table:table-cell>
          <table:table-cell office:value-type="string" calcext:value-type="string">
            <text:p>moony - i don't know why (dj chus &amp; jerome isma-ae superdub)</text:p>
          </table:table-cell>
          <table:table-cell office:value-type="string" calcext:value-type="string">
            <text:p>4:30</text:p>
          </table:table-cell>
        </table:table-row>
        <table:table-row table:style-name="ro4">
          <table:table-cell office:value-type="float" office:value="12" calcext:value-type="float">
            <text:p>12</text:p>
          </table:table-cell>
          <table:table-cell office:value-type="string" calcext:value-type="string">
            <text:p>dj tatana - autumn sun (dub mix)</text:p>
          </table:table-cell>
          <table:table-cell office:value-type="string" calcext:value-type="string">
            <text:p>5:06</text:p>
          </table:table-cell>
        </table:table-row>
        <table:table-row table:style-name="ro4">
          <table:table-cell office:value-type="float" office:value="13" calcext:value-type="float">
            <text:p>13</text:p>
          </table:table-cell>
          <table:table-cell office:value-type="string" calcext:value-type="string">
            <text:p>komytea - professional killers (isma-ae &amp; portman remix)</text:p>
          </table:table-cell>
          <table:table-cell office:value-type="string" calcext:value-type="string">
            <text:p>5:15</text:p>
          </table:table-cell>
        </table:table-row>
        <table:table-row table:style-name="ro4">
          <table:table-cell office:value-type="float" office:value="14" calcext:value-type="float">
            <text:p>14</text:p>
          </table:table-cell>
          <table:table-cell office:value-type="string" calcext:value-type="string">
            <text:p>ee-sma - rush</text:p>
          </table:table-cell>
          <table:table-cell office:value-type="string" calcext:value-type="string">
            <text:p>5:03</text:p>
          </table:table-cell>
        </table:table-row>
        <table:table-row table:style-name="ro4">
          <table:table-cell office:value-type="float" office:value="15" calcext:value-type="float">
            <text:p>15</text:p>
          </table:table-cell>
          <table:table-cell office:value-type="string" calcext:value-type="string">
            <text:p>albin myers - times like this (edx redub)</text:p>
          </table:table-cell>
          <table:table-cell office:value-type="string" calcext:value-type="string">
            <text:p>4:09</text:p>
          </table:table-cell>
        </table:table-row>
      </table:table>
      <table:table table:name="Cue" table:style-name="ta1">
        <office:forms form:automatic-focus="false" form:apply-design-mode="true"/>
        <table:table-column table:style-name="co7" table:default-cell-style-name="ce9"/>
        <table:table-column table:style-name="co8" table:default-cell-style-name="Default"/>
        <table:table-column table:style-name="co9" table:default-cell-style-name="Default"/>
        <table:table-column table:style-name="co10" table:default-cell-style-name="ce9"/>
        <table:table-column table:style-name="co11" table:default-cell-style-name="ce9"/>
        <table:table-row table:style-name="ro4">
          <table:table-cell table:style-name="Default" office:value-type="string" calcext:value-type="string">
            <text:p>TRACK</text:p>
          </table:table-cell>
          <table:table-cell office:value-type="string" calcext:value-type="string">
            <text:p>PERFORMER</text:p>
          </table:table-cell>
          <table:table-cell office:value-type="string" calcext:value-type="string">
            <text:p>TITLE</text:p>
          </table:table-cell>
          <table:table-cell table:style-name="Default" office:value-type="string" calcext:value-type="string">
            <text:p>INDEX</text:p>
          </table:table-cell>
          <table:table-cell office:value-type="string" calcext:value-type="string">
            <text:p>DURATION</text:p>
          </table:table-cell>
        </table:table-row>
        <table:table-row table:style-name="ro4">
          <table:table-cell office:value-type="string" calcext:value-type="string">
            <text:p>01</text:p>
          </table:table-cell>
          <table:table-cell office:value-type="string" calcext:value-type="string">
            <text:p>Passenger 10</text:p>
          </table:table-cell>
          <table:table-cell office:value-type="string" calcext:value-type="string">
            <text:p>Mikado (Dj Tatana Dub)</text:p>
          </table:table-cell>
          <table:table-cell office:value-type="string" calcext:value-type="string">
            <text:p>00:00:00</text:p>
          </table:table-cell>
          <table:table-cell office:value-type="string" calcext:value-type="string">
            <text:p>5:28</text:p>
          </table:table-cell>
        </table:table-row>
        <table:table-row table:style-name="ro4">
          <table:table-cell office:value-type="string" calcext:value-type="string">
            <text:p>02</text:p>
          </table:table-cell>
          <table:table-cell office:value-type="string" calcext:value-type="string">
            <text:p>Wolfgang Gartner</text:p>
          </table:table-cell>
          <table:table-cell office:value-type="string" calcext:value-type="string">
            <text:p>Wolfgang's 5th Symphony</text:p>
          </table:table-cell>
          <table:table-cell office:value-type="string" calcext:value-type="string">
            <text:p>05:28:00</text:p>
          </table:table-cell>
          <table:table-cell office:value-type="string" calcext:value-type="string">
            <text:p>4:54</text:p>
          </table:table-cell>
        </table:table-row>
        <table:table-row table:style-name="ro4">
          <table:table-cell office:value-type="string" calcext:value-type="string">
            <text:p>03</text:p>
          </table:table-cell>
          <table:table-cell office:value-type="string" calcext:value-type="string">
            <text:p>Electrixx</text:p>
          </table:table-cell>
          <table:table-cell office:value-type="string" calcext:value-type="string">
            <text:p>Tetris</text:p>
          </table:table-cell>
          <table:table-cell office:value-type="string" calcext:value-type="string">
            <text:p>10:22:00</text:p>
          </table:table-cell>
          <table:table-cell office:value-type="string" calcext:value-type="string">
            <text:p>4:45</text:p>
          </table:table-cell>
        </table:table-row>
        <table:table-row table:style-name="ro4">
          <table:table-cell office:value-type="string" calcext:value-type="string">
            <text:p>04</text:p>
          </table:table-cell>
          <table:table-cell office:value-type="string" calcext:value-type="string">
            <text:p>Richard Grey</text:p>
          </table:table-cell>
          <table:table-cell office:value-type="string" calcext:value-type="string">
            <text:p>Thriller (Kevin Sunray Dub)</text:p>
          </table:table-cell>
          <table:table-cell office:value-type="string" calcext:value-type="string">
            <text:p>15:07:00</text:p>
          </table:table-cell>
          <table:table-cell office:value-type="string" calcext:value-type="string">
            <text:p>4:26</text:p>
          </table:table-cell>
        </table:table-row>
        <table:table-row table:style-name="ro4">
          <table:table-cell office:value-type="string" calcext:value-type="string">
            <text:p>05</text:p>
          </table:table-cell>
          <table:table-cell office:value-type="string" calcext:value-type="string">
            <text:p>Sebastian Ingrosso</text:p>
          </table:table-cell>
          <table:table-cell office:value-type="string" calcext:value-type="string">
            <text:p>Laktos</text:p>
          </table:table-cell>
          <table:table-cell office:value-type="string" calcext:value-type="string">
            <text:p>19:33:00</text:p>
          </table:table-cell>
          <table:table-cell office:value-type="string" calcext:value-type="string">
            <text:p>6:45</text:p>
          </table:table-cell>
        </table:table-row>
        <table:table-row table:style-name="ro4">
          <table:table-cell office:value-type="string" calcext:value-type="string">
            <text:p>06</text:p>
          </table:table-cell>
          <table:table-cell office:value-type="string" calcext:value-type="string">
            <text:p>Edx</text:p>
          </table:table-cell>
          <table:table-cell office:value-type="string" calcext:value-type="string">
            <text:p>Rubin (Dbn Remix)</text:p>
          </table:table-cell>
          <table:table-cell office:value-type="string" calcext:value-type="string">
            <text:p>26:18:00</text:p>
          </table:table-cell>
          <table:table-cell office:value-type="string" calcext:value-type="string">
            <text:p>4:19</text:p>
          </table:table-cell>
        </table:table-row>
        <table:table-row table:style-name="ro4">
          <table:table-cell office:value-type="string" calcext:value-type="string">
            <text:p>07</text:p>
          </table:table-cell>
          <table:table-cell office:value-type="string" calcext:value-type="string">
            <text:p>Steve Angello</text:p>
          </table:table-cell>
          <table:table-cell office:value-type="string" calcext:value-type="string">
            <text:p>Isabel</text:p>
          </table:table-cell>
          <table:table-cell office:value-type="string" calcext:value-type="string">
            <text:p>30:37:00</text:p>
          </table:table-cell>
          <table:table-cell office:value-type="string" calcext:value-type="string">
            <text:p>4:30</text:p>
          </table:table-cell>
        </table:table-row>
        <table:table-row table:style-name="ro4">
          <table:table-cell office:value-type="string" calcext:value-type="string">
            <text:p>08</text:p>
          </table:table-cell>
          <table:table-cell office:value-type="string" calcext:value-type="string">
            <text:p>Gai Barone</text:p>
          </table:table-cell>
          <table:table-cell office:value-type="string" calcext:value-type="string">
            <text:p>Litith (Jerome Isma-ae Remix)</text:p>
          </table:table-cell>
          <table:table-cell office:value-type="string" calcext:value-type="string">
            <text:p>35:07:00</text:p>
          </table:table-cell>
          <table:table-cell office:value-type="string" calcext:value-type="string">
            <text:p>5:07</text:p>
          </table:table-cell>
        </table:table-row>
        <table:table-row table:style-name="ro4">
          <table:table-cell office:value-type="string" calcext:value-type="string">
            <text:p>09</text:p>
          </table:table-cell>
          <table:table-cell office:value-type="string" calcext:value-type="string">
            <text:p>Dinka</text:p>
          </table:table-cell>
          <table:table-cell office:value-type="string" calcext:value-type="string">
            <text:p>Cannonball (Jean Elan Remix)</text:p>
          </table:table-cell>
          <table:table-cell office:value-type="string" calcext:value-type="string">
            <text:p>40:14:00</text:p>
          </table:table-cell>
          <table:table-cell office:value-type="string" calcext:value-type="string">
            <text:p>6:27</text:p>
          </table:table-cell>
        </table:table-row>
        <table:table-row table:style-name="ro4">
          <table:table-cell office:value-type="string" calcext:value-type="string">
            <text:p>10</text:p>
          </table:table-cell>
          <table:table-cell office:value-type="string" calcext:value-type="string">
            <text:p>The Good Guys</text:p>
          </table:table-cell>
          <table:table-cell office:value-type="string" calcext:value-type="string">
            <text:p>Circle</text:p>
          </table:table-cell>
          <table:table-cell office:value-type="string" calcext:value-type="string">
            <text:p>46:41:00</text:p>
          </table:table-cell>
          <table:table-cell office:value-type="string" calcext:value-type="string">
            <text:p>7:39</text:p>
          </table:table-cell>
        </table:table-row>
        <table:table-row table:style-name="ro4">
          <table:table-cell office:value-type="string" calcext:value-type="string">
            <text:p>11</text:p>
          </table:table-cell>
          <table:table-cell office:value-type="string" calcext:value-type="string">
            <text:p>Moony</text:p>
          </table:table-cell>
          <table:table-cell office:value-type="string" calcext:value-type="string">
            <text:p>I Don't Know Why (Dj Chus &amp; Jerome Isma-ae Superdub)</text:p>
          </table:table-cell>
          <table:table-cell office:value-type="string" calcext:value-type="string">
            <text:p>54:20:00</text:p>
          </table:table-cell>
          <table:table-cell office:value-type="string" calcext:value-type="string">
            <text:p>4:30</text:p>
          </table:table-cell>
        </table:table-row>
        <table:table-row table:style-name="ro4">
          <table:table-cell office:value-type="string" calcext:value-type="string">
            <text:p>12</text:p>
          </table:table-cell>
          <table:table-cell office:value-type="string" calcext:value-type="string">
            <text:p>Dj Tatana</text:p>
          </table:table-cell>
          <table:table-cell office:value-type="string" calcext:value-type="string">
            <text:p>Autumn Sun (Dub Mix)</text:p>
          </table:table-cell>
          <table:table-cell office:value-type="string" calcext:value-type="string">
            <text:p>58:50:00</text:p>
          </table:table-cell>
          <table:table-cell office:value-type="string" calcext:value-type="string">
            <text:p>5:06</text:p>
          </table:table-cell>
        </table:table-row>
        <table:table-row table:style-name="ro4">
          <table:table-cell office:value-type="string" calcext:value-type="string">
            <text:p>13</text:p>
          </table:table-cell>
          <table:table-cell office:value-type="string" calcext:value-type="string">
            <text:p>Komytea</text:p>
          </table:table-cell>
          <table:table-cell office:value-type="string" calcext:value-type="string">
            <text:p>Professional Killers (Isma-ae &amp; Portman Remix)</text:p>
          </table:table-cell>
          <table:table-cell office:value-type="string" calcext:value-type="string">
            <text:p>63:56:00</text:p>
          </table:table-cell>
          <table:table-cell office:value-type="string" calcext:value-type="string">
            <text:p>5:15</text:p>
          </table:table-cell>
        </table:table-row>
        <table:table-row table:style-name="ro4">
          <table:table-cell office:value-type="string" calcext:value-type="string">
            <text:p>14</text:p>
          </table:table-cell>
          <table:table-cell office:value-type="string" calcext:value-type="string">
            <text:p>Ee-sma</text:p>
          </table:table-cell>
          <table:table-cell office:value-type="string" calcext:value-type="string">
            <text:p>Rush</text:p>
          </table:table-cell>
          <table:table-cell office:value-type="string" calcext:value-type="string">
            <text:p>69:11:00</text:p>
          </table:table-cell>
          <table:table-cell office:value-type="string" calcext:value-type="string">
            <text:p>5:03</text:p>
          </table:table-cell>
        </table:table-row>
        <table:table-row table:style-name="ro4">
          <table:table-cell office:value-type="string" calcext:value-type="string">
            <text:p>15</text:p>
          </table:table-cell>
          <table:table-cell office:value-type="string" calcext:value-type="string">
            <text:p>Albin Myers</text:p>
          </table:table-cell>
          <table:table-cell office:value-type="string" calcext:value-type="string">
            <text:p>Times Like This (Edx Redub)</text:p>
          </table:table-cell>
          <table:table-cell office:value-type="string" calcext:value-type="string">
            <text:p>74:14:00</text:p>
          </table:table-cell>
          <table:table-cell office:value-type="string" calcext:value-type="string">
            <text:p>4: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0">00/00/0000</text:date>, <text:time style:data-style-name="N2" text:time-value="09:02:12.84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09:03:32.645000000</meta:creation-date>
    <meta:editing-duration>P0D</meta:editing-duration>
    <meta:editing-cycles>1</meta:editing-cycles>
    <meta:generator>LibreOffice/4.4.0.3$Windows_x86 LibreOffice_project/de093506bcdc5fafd9023ee680b8c60e3e0645d7</meta:generator>
    <dc:description>A cue File Generator using VB Macro</dc:description>
    <meta:keyword>Cue Generator</meta:keyword>
    <dc:title>CueGen</dc:title>
    <meta:document-statistic meta:table-count="3" meta:cell-count="154" meta:object-count="3"/>
  </office:meta>
</office:document-meta>
</file>

<file path=Basic/Standard/CueGen.xml><?xml version="1.0" encoding="utf-8"?>
<!DOCTYPE module  PUBLIC '-//OpenOffice.org//DTD OfficeDocument 1.0//EN'  'module.dtd'>
<script:module xmlns:script="http://openoffice.org/2000/script" script:name="CueGen" script:language="StarBasic">REM  *****  BASIC  *****
'@name CueGen
'@author Alo0
'@version 1.0
'@date 2015-03-09
'@license GNU GENERAL PUBLIC LICENSE V3
'
'@brief File template to easily generate cue from tracklisting with duration

Option VBASupport 1

'Specific type for function return
Type ParsedTitle
	Performer As String
	Title As String
	Original As String
End Type

'------------------------------------------------------------------------------------------------------------------
' Ask you to pick a file and fill file info into the main sheet
sub Import
    Dim sFile As String 
    Dim aFile(4) As String
	sFile = selectFile()
	aFile = parseFile(sFile)
	oSheet = ThisComponent.CurrentController.ActiveSheet
	oSheet.getCellRangeByName("B6").setFormula(aFile(1))
	oSheet.getCellRangeByName("B7").setFormula(aFile(2))
	oSheet.getCellRangeByName("B8").setFormula(aFile(3))
end sub


'------------------------------------------------------------------------------------------------------------------
' Copy the tracklist and parse it
sub Main
	Dim oSheet as Object

	'Copy the Tracklist sheet to a new sheet
	oSheet = CopySheet("Cue")
	'Prepare the new sheet for parsing
	PrepareSheet(oSheet)
	'parse the new sheet
	ParseTrackList(oSheet)

end sub


'------------------------------------------------------------------------------------------------------------------
' Generate the cue file using main and cue sheet info
sub Export
	Dim FileName As String 'Holds the file name
	Dim n As Integer 'Holds the file number

	oSheet = ThisComponent.CurrentController.ActiveSheet
	FileName = oSheet.getCellRangeByName("B6").Formula &amp; oSheet.getCellRangeByName("B7").Formula &amp; ".cue"
	generateCue(FileName)
	MsgBox "Cue File saved to: " &amp; FileName
end sub


'------------------------------------------------------------------------------------------------------------------
' Copy the active sheet to the named sheet
'@param sNew the sheet name to copy to
'@object the new sheet
Function CopySheet(sNew as String) as Object

	Dim oDoc as Object, sOld as String, iNum as Integer

	oSheets = ThisComponent.Sheets

	' Remove if the cue sheet already exist
	if oSheets.hasByName(sNew) = TRUE Then
		oSheets.removeByName(sNew)
	end if
	
	'copy the active sheet to the end position under the new name
	oSheets.copyByName("Tracklist", sNew, oSheets.getCount())

	'return the newly created sheet
	CopySheet = ThisComponent.Sheets.getByName(sNew)

end function


'------------------------------------------------------------------------------------------------------------------
' Prepare the sheet for parsing
'@param sheet to prepare (Optional)
sub PrepareSheet(Optional SpecifiedSheet as Object)

	If Not IsMissing (SpecifiedSheet) Then   
    	' Sheet specified
    	oSheet = SpecifiedSheet
	Else
		' no Sheet specified =&gt; taking the activesheet
	    oSheet = ThisComponent.CurrentController.ActiveSheet
	end If
	' insert 2 empties columns before C (time)
	DstRange = oSheet.getCellrangeByName("C1:D65536")
	oSheet.insertCells(DstRange.RangeAddress, com.sun.star.sheet.CellInsertMode.COLUMNS)

	' insert columns headers
	DstRange = oSheet.getCellrangeByName("A1:E1")
	oSheet.insertCells(DstRange.RangeAddress, com.sun.star.sheet.CellInsertMode.ROWS)
	
	oSheet.getCellRangeByName("A1").setFormula("TRACK")
	oSheet.getCellRangeByName("B1").setFormula("PERFORMER")
	oSheet.getCellRangeByName("C1").setFormula("TITLE")
	oSheet.getCellRangeByName("D1").setFormula("INDEX")
	oSheet.getCellRangeByName("E1").setFormula("DURATION")

end sub


'------------------------------------------------------------------------------------------------------------------
' Parse the specified sheet to Cue Format
'@param sheet to prepare (Optional)
sub ParseTracklist(Optional SpecifiedSheet as Object)
	Dim SrcRange as Object, DstRange as Object
	Dim ocell as Object
	Dim i as integer, j as integer
	Dim pt as ParsedTitle
	Dim sPrevIndex as String, sIndex as String, sDuration as String

	If Not IsMissing (SpecifiedSheet) Then   
    	' Sheet specified
    	oSheet = SpecifiedSheet
	Else
		' no Sheet specified =&gt; taking the activesheet
	    oSheet = ThisComponent.CurrentController.ActiveSheet
	end If

	oCell = LastCell( oSheet)
	j = oCell.getCellAddress().Row

	for i = 1 to j
		'1st Track index
		oCell = oSheet.getCellByPosition(0, i)
		oCell.setFormula("'" &amp; Format(ParseTrack(oCell.Value), "00"))
		
		'2nd parse title
		if oSheet.getCellByPosition(2, i).Formula = "" then
			oCell = oSheet.getCellByPosition(1, i)
			pt = ParseTitle(oCell.Formula)
			oSheet.getCellByPosition(1, i).Formula = pt.Performer
			oSheet.getCellByPosition(2, i).Formula = pt.Title
		end if

		'3nd parse duration
		if i&gt;1 then
			sPrevIndex = Replace(oSheet.getCellByPosition(3, i-1).Formula, "'", "")
			sDuration = Replace(oSheet.getCellByPosition(4, i-1).Formula, "'", "")
			sIndex = ParseTime(sPrevIndex, sDuration)
		else
			sIndex = "00:00:00"
		end if
		oSheet.getCellByPosition(3, i).setFormula("'" &amp; sIndex)
	next i	

end sub


'------------------------------------------------------------------------------------------------------------------
' Parse Track string
'@param track string to parse
'@return Proper track number (-1 otherwise)
function ParseTrack(track As String) As String
	dim idx as Integer
	dim str as String

	' Trim
	str = trim(track)

	' Check if it is a number
	idx = CInt(str)
	
	' transform it in a 2 digit integer
	If idx &gt;= 0 AND idx &lt;100 Then 
		str = Format(idx, "00")
	Else 
		str = -1
	End If

	ParseTrack = str

end function


'------------------------------------------------------------------------------------------------------------------
' Parse Title string
'@param Title string to parse
'@return ParsedTitle
function ParseTitle(sTitle as String) as ParsedTitle
	dim pt as ParsedTitle
	dim nb as Integer
	
	' Trim blank space
	pt.Original = Trim(sTitle)

	' split with ' - ' or '.-.' or '_-_' char into 2 strings
	nb = InStr(1, pt.Original, " - ", 1)
	if nb=0 then
		nb = InStr(1, pt.Original, " – ", 1)
	end if
	if nb=0 then
		nb = InStr(1, pt.Original, ".-.", 1)
	end if
	if nb=0 then
		nb = InStr(1, pt.Original, "_-_", 1)
	end if

	
	' Copy it to the corresponding columns
	if nb=0 then
		pt.Performer = ""
		pt.Title = TitleCase(Trim(pt.Original))
	else
		pt.Performer =  TitleCase(Trim(Left(pt.Original, nb)))
		pt.Title =  TitleCase(Trim(Mid(pt.Original, nb+3)))
	end if
	
	ParseTitle = pt

end function


'------------------------------------------------------------------------------------------------------------------
' Parse Time
'@param Previous time index as String
'@param Track duration as String
'@return Proper Time Index for Cue file
function ParseTime(sPrevIndex as String, sDuration as String) As String
	dim str as String
	dim dIndex as Date, dPrevIndex as Date, dDuration as Date
	' Convert into time
	str = "00:00:00"
	if sPrevIndex = "0" OR  sPrevIndex = "" Then
		dPrevIndex = TimeValue("00:00:00")
	else		
		tab = split(sPrevIndex, ":")
		tab_ln = UBound(tab)+1
		if tab_ln = 3 Then
			str = "00:" &amp; format(tab(0), "00") &amp; ":" &amp; format(tab(1), "00")
		else
			str = "00:00:00"
		end if
		dPrevIndex = TimeValue(str)
	end if
	
	if sDuration = "0" OR sDuration = "" Then
		dDuration = TimeValue("00:00:00")
	else
		tab = split(sDuration, ":")
		tab_ln = UBound(tab)+1
		if tab_ln = 1 Then
			str = "00:00:" &amp; format(tab(0), "00")
		elseif tab_ln = 2 Then
			str = "00:" &amp; format(tab(0), "00") &amp; ":" &amp; format(tab(1), "00")
		elseif tab_ln = 3 Then
			str = format(tab(0), "00") &amp; ":" &amp; format(tab(1), "00") &amp; ":" &amp; format(tab(2), "00")
		else
			str = "00:00:00"
		end if
		dDuration = TimeValue(str)
	end if
	
	' Add to previous index
	dIndex = dPrevIndex + dDuration
	
	' Copy it to the corresponding cell
	str = format((Hour(dIndex)*60)+Minute(dIndex), "#00") &amp; ":" &amp; Format(Second(dIndex), "00") &amp; ":00"

	ParseTime = str
end function


'------------------------------------------------------------------------------------------------------------------
'Create the Cue file
'@param FileName of the cue file to create
sub generateCue(FileName as String)
	
	oSheets = ThisComponent.Sheets
	oMain = oSheets.getByName("Main")
	oCue = oSheets.getByName("Cue")
	
	n = FreeFile()
	Open FileName For Output Access Read Write As #n
	
	
	
	Print #n, "REM GENRE " &amp; oMain.getCellRangeByName("B13").Formula
	Print #n, "REM DATE " &amp; oMain.getCellRangeByName("B12").Formula
	Print #n, "TITLE """ &amp; oMain.getCellRangeByName("B10").Formula &amp; """"
	Print #n, "PERFORMER """ &amp; oMain.getCellRangeByName("B11").Formula &amp; """"
	Print #n, "FILE """ &amp; oMain.getCellRangeByName("B7").Formula &amp; "." &amp; oMain.getCellRangeByName("B8").Formula &amp; """ MP3"
	
	
	oCell = LastCell( oCue)
	j = oCell.getCellAddress().Row

	for i = 1 to j
	Print #n, "TRACK " &amp; Replace(oCue.getCellByPosition(0, i).Formula, "'", "") &amp; " AUDIO"
	Print #n, "  TITLE """ &amp; oCue.getCellByPosition(2, i).Formula &amp; """"
	Print #n, "  PERFORMER """ &amp; oCue.getCellByPosition(1, i).Formula &amp; """"
	Print #n, "  INDEX 01 " &amp; Replace(oCue.getCellByPosition(3, i).Formula, "'", "")
	next i	

	Close #n
end sub


'------------------------------------------------------------------------------------------------------------------
' Title case convert
'@param s the string to Title Case
'@return String in Title Case
function TitleCase(s as String) as String
	a = split(s, " ")

	for i = 0 to ubound(a)
		if left(a(i), 1) = "(" Then
			TitleCase = TitleCase &amp; UCase(left(a(i), 2)) &amp; LCase(mid(a(i), 3)) &amp; " "
		else
			TitleCase = TitleCase &amp; UCase(left(a(i), 1)) &amp; LCase(mid(a(i), 2)) &amp; " "
		end if
	next

	TitleCase = left(TitleCase, len(TitleCase)-1)

end function


'------------------------------------------------------------------------------------------------------------------
' Select a file
'@brief Open a file dialog and return the complete filename
'@return filename (absolute)
function selectFile()  as String
	Dim Fichier As Object , ShExec As Object  
	Dim X As Integer  
  
	Fichier = CreateUnoService("com.sun.star.ui.dialogs.FilePicker") 
	'Spécifie le chemin par défaut lors de l'affichage de la boîte de dialogue  
	Fichier.SetDisplayDirectory("C:\")  
	'Affiche la boîte de dialogue "Ouvrir" 
	X = Fichier.Execute()  
  
	If X = 1 Then  
'		MsgBox ConvertFromURL( Fichier.Files(0) ) 
		selectFile = Fichier.Files(0)
	else
		selectFile = ""
		
	End If 
End function


'------------------------------------------------------------------------------------------------------------------
' Parse URL to get Path, Filename and Extension
'@param Filename to parse
'@return array of file info (original filename, Path, File name, File extension)
function parseFile(sFile as String) as Array
	dim aFile(4) as String, sep as String
	dim iPath as Integer, iExt as Integer
	'sep = GetPathSeparator()
	sep = "/"
	aFile(0) = trim(sFile)
	iPath = InStrRev(aFile(0), sep)
	if iPath &gt; 0 Then
		aFile(1) = left(aFile(0), iPath)
		iExt = InStrRev(aFile(0), ".")
		if iExt&lt;iPath Then
			iExt = 0
		end if
	else
		aFile(1) = ""
		iExt = InStrRev(aFile(0), ".")
	end if
	

	if iExt&gt;0 AND iPath&gt;0 Then
		aFile(2) = mid(aFile(0), iPath+1, iExt-iPath-1)
		aFile(3) = mid(aFile(0), iExt+1)
	elseif iPath&gt;0 Then
		aFile(2) = mid(aFile(0), iPath+1)
		aFile(3) = ""
	elseif iExt&gt;0 Then
		aFile(2) = left(aFile(0), iExt-1)
		aFile(3) = mid(aFile(0), iExt+1)
	else
		aFile(2) = aFile(0)
		aFile(3) = ""
	end if
	
	parseFile = aFile
end Function



'------------------------------------------------------------------------------------------------------------------
'===================================================
'
' LastCell - returns reference to the last data cell in a range or a sheet
'
' Syntax:
'    oCell = LastCell()         --&gt; returns bottom-right cell in used part of active sheet.
'    oCell = LastCell( oSheet)  --&gt; returns bottom-right cell in used part of oSeet
'    oCell = LastCell( oRange)  --&gt; returns bottom-right cell in oRange
'
' Implementation note:
'   To determine whether a sheet or a range has been passed, we
'   note that the one can find the last used cell in a SHEET but
'   _not_in a RANGE.  Technically, this routine doesn't figure out
'   the type of the argument provided.  It is more accurate to say
'   that it looks at the "range of used cells" if it can, and
'   at the entire object if not.
'
'   We use CreateCursor() for this, which is implemented via the
'   interface "XSpreadsheet".  This gives us the trick we need:
'   we just check for the existence of this interface.  If it's
'   present, we assume the argument is a sheet.  Otherwise, we
'   assume it is a range.
'
'   If the XSpreadsheet interface is ever implemented for ranges,
'   the behavior of this subroutine will change -- though it will
'   still return something reasonable, I suppose.  Caveat emptor.
''
'===================================================
'
function LastCell( pArg1 as variant) as object
  dim oSheet, oRange, oCursor, oCell
  dim iRow%, iCol%

  REM If pArg1 is a sheet or is missing, process as a sheet
  if isMissing( pArg1) or HasUnoInterfaces(pArg1, "com.sun.star.sheet.XSpreadsheet") then

    REM get sheet reference
    if isMissing( pArg1) then
      oSheet = thisComponent.CurrentController.ActiveSheet
    else
      oSheet = pArg1
    end if

    REM Use the cursor object to find last used cell
    oCursor = oSheet.createCursor()
    oCursor.gotoEndOfUsedArea( False )

    iCol = oCursor.rangeAddress.EndColumn
    iRow = oCursor.rangeAddress.EndRow
   
  else ' otherwise, arg is a range
    oRange = pArg1
    oSheet = thisComponent.Sheets( oRange.RangeAddress.Sheet)
    iCol = oRange.rangeAddress.EndColumn
    iRow = oRange.rangeAddress.EndRow
  end if
 
  REM Return the cell reference
  LastCell = oSheet.getCellByPosition(iCol, iRow)   
   
end function 'LastCell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eGe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